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2</mn>
      </msub>
      <mrow>
        <mi/>
        <mo stretchy="false">=</mo>
        <mi/>
      </mrow>
      <mi>S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row>
            <mi>t</mi>
            <mo stretchy="false">∣</mo>
            <msub>
              <mo stretchy="false">α</mo>
              <mn>1</mn>
            </msub>
          </mrow>
          <mi>,</mi>
          <mo stretchy="false">…</mo>
          <mi>,</mi>
          <msub>
            <mo stretchy="false">α</mo>
            <mi>S</mi>
          </msub>
        </mrow>
        <mo stretchy="false">)</mo>
      </mrow>
    </mrow>
    <annotation encoding="StarMath 5.0">F_2 `=` S(q_1 , dotslow , q_S , t divides %ialpha _1 , dotslow , %ialpha _S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5:08.329000000</meta:creation-date>
    <meta:generator>LibreOffice/4.1.4.2$Windows_x86 LibreOffice_project/0a0440ccc0227ad9829de5f46be37cfb6edcf72</meta:generator>
  </office:meta>
</office:document-meta>
</file>